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1]" office:value-type="string" office:string-value="Wardell" calcext:value-type="string">
            <text:p>Wardell</text:p>
          </table:table-cell>
          <table:table-cell office:value-type="string" calcext:value-type="string">
            <text:p>Wardell</text:p>
          </table:table-cell>
          <table:table-cell office:value-type="float" office:value="83" calcext:value-type="float">
            <text:p>83</text:p>
          </table:table-cell>
          <table:table-cell table:style-name="ce13" table:formula="of:=[.F40]+[.E41]" office:value-type="float" office:value="2270" calcext:value-type="float">
            <text:p>2270</text:p>
          </table:table-cell>
          <table:table-cell/>
          <table:table-cell table:formula="of:=[.H40]+[.G4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3193.56" calcext:value-type="currency">
            <text:p>$3 193,56</text:p>
          </table:table-cell>
          <table:table-cell table:style-name="ce41" table:formula="of:=[.A41]*budgetjour-[.O41]" office:value-type="currency" office:currency="USD" office:value="646.44" calcext:value-type="currency">
            <text:p>$646,44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2]" office:value-type="string" office:string-value="Brunswick Heads" calcext:value-type="string">
            <text:p>Brunswick Heads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Brunswick Heads</text:p>
          </table:table-cell>
          <table:table-cell office:value-type="float" office:value="70" calcext:value-type="float">
            <text:p>70</text:p>
          </table:table-cell>
          <table:table-cell table:style-name="ce13" table:formula="of:=[.F41]+[.E42]" office:value-type="float" office:value="2340" calcext:value-type="float">
            <text:p>2340</text:p>
          </table:table-cell>
          <table:table-cell/>
          <table:table-cell table:formula="of:=[.H41]+[.G4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3193.56" calcext:value-type="currency">
            <text:p>$3 193,56</text:p>
          </table:table-cell>
          <table:table-cell table:style-name="ce41" table:formula="of:=[.A42]*budgetjour-[.O42]" office:value-type="currency" office:currency="USD" office:value="742.44" calcext:value-type="currency">
            <text:p>$742,44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3]" office:value-type="string" office:string-value="Gold Coast" calcext:value-type="string">
            <text:p>Gold Coast</text:p>
          </table:table-cell>
          <table:table-cell office:value-type="string" calcext:value-type="string">
            <text:p>Gold Coast</text:p>
          </table:table-cell>
          <table:table-cell office:value-type="float" office:value="85" calcext:value-type="float">
            <text:p>85</text:p>
          </table:table-cell>
          <table:table-cell table:style-name="ce13" table:formula="of:=[.F42]+[.E43]" office:value-type="float" office:value="2425" calcext:value-type="float">
            <text:p>2425</text:p>
          </table:table-cell>
          <table:table-cell/>
          <table:table-cell table:formula="of:=[.H42]+[.G4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3193.56" calcext:value-type="currency">
            <text:p>$3 193,56</text:p>
          </table:table-cell>
          <table:table-cell table:style-name="ce41" table:formula="of:=[.A43]*budgetjour-[.O43]" office:value-type="currency" office:currency="USD" office:value="838.44" calcext:value-type="currency">
            <text:p>$838,44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85" calcext:value-type="float">
            <text:p>85</text:p>
          </table:table-cell>
          <table:table-cell table:style-name="ce13" table:formula="of:=[.F43]+[.E44]" office:value-type="float" office:value="2510" calcext:value-type="float">
            <text:p>2510</text:p>
          </table:table-cell>
          <table:table-cell/>
          <table:table-cell table:formula="of:=[.H43]+[.G4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193.56" calcext:value-type="currency">
            <text:p>$3 193,56</text:p>
          </table:table-cell>
          <table:table-cell table:style-name="ce41" table:formula="of:=[.A44]*budgetjour-[.O44]" office:value-type="currency" office:currency="USD" office:value="934.44" calcext:value-type="currency">
            <text:p>$934,44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4]+[.E45]" office:value-type="float" office:value="2510" calcext:value-type="float">
            <text:p>2510</text:p>
          </table:table-cell>
          <table:table-cell/>
          <table:table-cell table:formula="of:=[.H44]+[.G4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193.56" calcext:value-type="currency">
            <text:p>$3 193,56</text:p>
          </table:table-cell>
          <table:table-cell table:style-name="ce41" table:formula="of:=[.A45]*budgetjour-[.O45]" office:value-type="currency" office:currency="USD" office:value="1030.44" calcext:value-type="currency">
            <text:p>$1 030,44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10" calcext:value-type="float">
            <text:p>2510</text:p>
          </table:table-cell>
          <table:table-cell/>
          <table:table-cell table:formula="of:=[.H45]+[.G4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193.56" calcext:value-type="currency">
            <text:p>$3 193,56</text:p>
          </table:table-cell>
          <table:table-cell table:style-name="ce41" table:formula="of:=[.A46]*budgetjour-[.O46]" office:value-type="currency" office:currency="USD" office:value="1126.44" calcext:value-type="currency">
            <text:p>$1 126,44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10" calcext:value-type="float">
            <text:p>2510</text:p>
          </table:table-cell>
          <table:table-cell/>
          <table:table-cell table:formula="of:=[.H46]+[.G4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193.56" calcext:value-type="currency">
            <text:p>$3 193,56</text:p>
          </table:table-cell>
          <table:table-cell table:style-name="ce41" table:formula="of:=[.A47]*budgetjour-[.O47]" office:value-type="currency" office:currency="USD" office:value="1222.44" calcext:value-type="currency">
            <text:p>$1 222,4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10" calcext:value-type="float">
            <text:p>2510</text:p>
          </table:table-cell>
          <table:table-cell/>
          <table:table-cell table:formula="of:=[.H47]+[.G48]" office:value-type="float" office:value="17678" calcext:value-type="float">
            <text:p>17678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193.56" calcext:value-type="currency">
            <text:p>$3 193,56</text:p>
          </table:table-cell>
          <table:table-cell table:style-name="ce41" table:formula="of:=[.A48]*budgetjour-[.O48]" office:value-type="currency" office:currency="USD" office:value="1318.44" calcext:value-type="currency">
            <text:p>$1 318,4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10" calcext:value-type="float">
            <text:p>2510</text:p>
          </table:table-cell>
          <table:table-cell/>
          <table:table-cell table:formula="of:=[.H48]+[.G4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193.56" calcext:value-type="currency">
            <text:p>$3 193,56</text:p>
          </table:table-cell>
          <table:table-cell table:style-name="ce41" table:formula="of:=[.A49]*budgetjour-[.O49]" office:value-type="currency" office:currency="USD" office:value="1414.44" calcext:value-type="currency">
            <text:p>$1 414,44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10" calcext:value-type="float">
            <text:p>2510</text:p>
          </table:table-cell>
          <table:table-cell/>
          <table:table-cell table:formula="of:=[.H49]+[.G5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193.56" calcext:value-type="currency">
            <text:p>$3 193,56</text:p>
          </table:table-cell>
          <table:table-cell table:style-name="ce41" table:formula="of:=[.A50]*budgetjour-[.O50]" office:value-type="currency" office:currency="USD" office:value="1510.44" calcext:value-type="currency">
            <text:p>$1 510,44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10" calcext:value-type="float">
            <text:p>2510</text:p>
          </table:table-cell>
          <table:table-cell/>
          <table:table-cell table:formula="of:=[.H50]+[.G5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193.56" calcext:value-type="currency">
            <text:p>$3 193,56</text:p>
          </table:table-cell>
          <table:table-cell table:style-name="ce41" table:formula="of:=[.A51]*budgetjour-[.O51]" office:value-type="currency" office:currency="USD" office:value="1606.44" calcext:value-type="currency">
            <text:p>$1 606,44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10" calcext:value-type="float">
            <text:p>2510</text:p>
          </table:table-cell>
          <table:table-cell/>
          <table:table-cell table:formula="of:=[.H51]+[.G5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193.56" calcext:value-type="currency">
            <text:p>$3 193,56</text:p>
          </table:table-cell>
          <table:table-cell table:style-name="ce41" table:formula="of:=[.A52]*budgetjour-[.O52]" office:value-type="currency" office:currency="USD" office:value="1702.44" calcext:value-type="currency">
            <text:p>$1 702,44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10" calcext:value-type="float">
            <text:p>2510</text:p>
          </table:table-cell>
          <table:table-cell/>
          <table:table-cell table:formula="of:=[.H52]+[.G5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193.56" calcext:value-type="currency">
            <text:p>$3 193,56</text:p>
          </table:table-cell>
          <table:table-cell table:style-name="ce41" table:formula="of:=[.A53]*budgetjour-[.O53]" office:value-type="currency" office:currency="USD" office:value="1798.44" calcext:value-type="currency">
            <text:p>$1 798,44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10" calcext:value-type="float">
            <text:p>2510</text:p>
          </table:table-cell>
          <table:table-cell/>
          <table:table-cell table:formula="of:=[.H53]+[.G5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193.56" calcext:value-type="currency">
            <text:p>$3 193,56</text:p>
          </table:table-cell>
          <table:table-cell table:style-name="ce41" table:formula="of:=[.A54]*budgetjour-[.O54]" office:value-type="currency" office:currency="USD" office:value="1894.44" calcext:value-type="currency">
            <text:p>$1 894,44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10" calcext:value-type="float">
            <text:p>2510</text:p>
          </table:table-cell>
          <table:table-cell/>
          <table:table-cell table:formula="of:=[.H54]+[.G5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193.56" calcext:value-type="currency">
            <text:p>$3 193,56</text:p>
          </table:table-cell>
          <table:table-cell table:style-name="ce41" table:formula="of:=[.A55]*budgetjour-[.O55]" office:value-type="currency" office:currency="USD" office:value="1990.44" calcext:value-type="currency">
            <text:p>$1 990,44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10" calcext:value-type="float">
            <text:p>2510</text:p>
          </table:table-cell>
          <table:table-cell/>
          <table:table-cell table:formula="of:=[.H55]+[.G5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193.56" calcext:value-type="currency">
            <text:p>$3 193,56</text:p>
          </table:table-cell>
          <table:table-cell table:style-name="ce41" table:formula="of:=[.A56]*budgetjour-[.O56]" office:value-type="currency" office:currency="USD" office:value="2086.44" calcext:value-type="currency">
            <text:p>$2 086,44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10" calcext:value-type="float">
            <text:p>2510</text:p>
          </table:table-cell>
          <table:table-cell/>
          <table:table-cell table:formula="of:=[.H56]+[.G5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193.56" calcext:value-type="currency">
            <text:p>$3 193,56</text:p>
          </table:table-cell>
          <table:table-cell table:style-name="ce41" table:formula="of:=[.A57]*budgetjour-[.O57]" office:value-type="currency" office:currency="USD" office:value="2182.44" calcext:value-type="currency">
            <text:p>$2 182,44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10" calcext:value-type="float">
            <text:p>2510</text:p>
          </table:table-cell>
          <table:table-cell/>
          <table:table-cell table:formula="of:=[.H57]+[.G58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193.56" calcext:value-type="currency">
            <text:p>$3 193,56</text:p>
          </table:table-cell>
          <table:table-cell table:style-name="ce41" table:formula="of:=[.A58]*budgetjour-[.O58]" office:value-type="currency" office:currency="USD" office:value="2278.44" calcext:value-type="currency">
            <text:p>$2 278,44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10" calcext:value-type="float">
            <text:p>2510</text:p>
          </table:table-cell>
          <table:table-cell/>
          <table:table-cell table:formula="of:=[.H58]+[.G5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193.56" calcext:value-type="currency">
            <text:p>$3 193,56</text:p>
          </table:table-cell>
          <table:table-cell table:style-name="ce41" table:formula="of:=[.A59]*budgetjour-[.O59]" office:value-type="currency" office:currency="USD" office:value="2374.44" calcext:value-type="currency">
            <text:p>$2 374,44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10" calcext:value-type="float">
            <text:p>2510</text:p>
          </table:table-cell>
          <table:table-cell/>
          <table:table-cell table:formula="of:=[.H59]+[.G6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193.56" calcext:value-type="currency">
            <text:p>$3 193,56</text:p>
          </table:table-cell>
          <table:table-cell table:style-name="ce41" table:formula="of:=[.A60]*budgetjour-[.O60]" office:value-type="currency" office:currency="USD" office:value="2470.44" calcext:value-type="currency">
            <text:p>$2 470,4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10" calcext:value-type="float">
            <text:p>2510</text:p>
          </table:table-cell>
          <table:table-cell/>
          <table:table-cell table:formula="of:=[.H60]+[.G6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193.56" calcext:value-type="currency">
            <text:p>$3 193,56</text:p>
          </table:table-cell>
          <table:table-cell table:style-name="ce41" table:formula="of:=[.A61]*budgetjour-[.O61]" office:value-type="currency" office:currency="USD" office:value="2566.44" calcext:value-type="currency">
            <text:p>$2 566,44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10" calcext:value-type="float">
            <text:p>2510</text:p>
          </table:table-cell>
          <table:table-cell/>
          <table:table-cell table:formula="of:=[.H61]+[.G6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193.56" calcext:value-type="currency">
            <text:p>$3 193,56</text:p>
          </table:table-cell>
          <table:table-cell table:style-name="ce41" table:formula="of:=[.A62]*budgetjour-[.O62]" office:value-type="currency" office:currency="USD" office:value="2662.44" calcext:value-type="currency">
            <text:p>$2 662,44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10" calcext:value-type="float">
            <text:p>2510</text:p>
          </table:table-cell>
          <table:table-cell/>
          <table:table-cell table:formula="of:=[.H62]+[.G6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193.56" calcext:value-type="currency">
            <text:p>$3 193,56</text:p>
          </table:table-cell>
          <table:table-cell table:style-name="ce41" table:formula="of:=[.A63]*budgetjour-[.O63]" office:value-type="currency" office:currency="USD" office:value="2758.44" calcext:value-type="currency">
            <text:p>$2 758,44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10" calcext:value-type="float">
            <text:p>2510</text:p>
          </table:table-cell>
          <table:table-cell/>
          <table:table-cell table:formula="of:=[.H63]+[.G6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193.56" calcext:value-type="currency">
            <text:p>$3 193,56</text:p>
          </table:table-cell>
          <table:table-cell table:style-name="ce41" table:formula="of:=[.A64]*budgetjour-[.O64]" office:value-type="currency" office:currency="USD" office:value="2854.44" calcext:value-type="currency">
            <text:p>$2 854,44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10" calcext:value-type="float">
            <text:p>2510</text:p>
          </table:table-cell>
          <table:table-cell/>
          <table:table-cell table:formula="of:=[.H64]+[.G6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193.56" calcext:value-type="currency">
            <text:p>$3 193,56</text:p>
          </table:table-cell>
          <table:table-cell table:style-name="ce41" table:formula="of:=[.A65]*budgetjour-[.O65]" office:value-type="currency" office:currency="USD" office:value="2950.44" calcext:value-type="currency">
            <text:p>$2 950,44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10" calcext:value-type="float">
            <text:p>2510</text:p>
          </table:table-cell>
          <table:table-cell/>
          <table:table-cell table:formula="of:=[.H65]+[.G6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193.56" calcext:value-type="currency">
            <text:p>$3 193,56</text:p>
          </table:table-cell>
          <table:table-cell table:style-name="ce41" table:formula="of:=[.A66]*budgetjour-[.O66]" office:value-type="currency" office:currency="USD" office:value="3046.44" calcext:value-type="currency">
            <text:p>$3 046,44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10" calcext:value-type="float">
            <text:p>2510</text:p>
          </table:table-cell>
          <table:table-cell/>
          <table:table-cell table:formula="of:=[.H66]+[.G6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193.56" calcext:value-type="currency">
            <text:p>$3 193,56</text:p>
          </table:table-cell>
          <table:table-cell table:style-name="ce41" table:formula="of:=[.A67]*budgetjour-[.O67]" office:value-type="currency" office:currency="USD" office:value="3142.44" calcext:value-type="currency">
            <text:p>$3 142,44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10" calcext:value-type="float">
            <text:p>2510</text:p>
          </table:table-cell>
          <table:table-cell/>
          <table:table-cell table:formula="of:=[.H67]+[.G68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193.56" calcext:value-type="currency">
            <text:p>$3 193,56</text:p>
          </table:table-cell>
          <table:table-cell table:style-name="ce41" table:formula="of:=[.A68]*budgetjour-[.O68]" office:value-type="currency" office:currency="USD" office:value="3238.44" calcext:value-type="currency">
            <text:p>$3 238,44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10" calcext:value-type="float">
            <text:p>2510</text:p>
          </table:table-cell>
          <table:table-cell/>
          <table:table-cell table:formula="of:=[.H68]+[.G6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193.56" calcext:value-type="currency">
            <text:p>$3 193,56</text:p>
          </table:table-cell>
          <table:table-cell table:style-name="ce41" table:formula="of:=[.A69]*budgetjour-[.O69]" office:value-type="currency" office:currency="USD" office:value="3334.44" calcext:value-type="currency">
            <text:p>$3 334,44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10" calcext:value-type="float">
            <text:p>2510</text:p>
          </table:table-cell>
          <table:table-cell/>
          <table:table-cell table:formula="of:=[.H69]+[.G7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193.56" calcext:value-type="currency">
            <text:p>$3 193,56</text:p>
          </table:table-cell>
          <table:table-cell table:style-name="ce41" table:formula="of:=[.A70]*budgetjour-[.O70]" office:value-type="currency" office:currency="USD" office:value="3430.44" calcext:value-type="currency">
            <text:p>$3 430,44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10" calcext:value-type="float">
            <text:p>2510</text:p>
          </table:table-cell>
          <table:table-cell/>
          <table:table-cell table:formula="of:=[.H70]+[.G7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193.56" calcext:value-type="currency">
            <text:p>$3 193,56</text:p>
          </table:table-cell>
          <table:table-cell table:style-name="ce41" table:formula="of:=[.A71]*budgetjour-[.O71]" office:value-type="currency" office:currency="USD" office:value="3526.44" calcext:value-type="currency">
            <text:p>$3 526,44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10" calcext:value-type="float">
            <text:p>2510</text:p>
          </table:table-cell>
          <table:table-cell/>
          <table:table-cell table:formula="of:=[.H71]+[.G7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193.56" calcext:value-type="currency">
            <text:p>$3 193,56</text:p>
          </table:table-cell>
          <table:table-cell table:style-name="ce41" table:formula="of:=[.A72]*budgetjour-[.O72]" office:value-type="currency" office:currency="USD" office:value="3622.44" calcext:value-type="currency">
            <text:p>$3 622,44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10" calcext:value-type="float">
            <text:p>2510</text:p>
          </table:table-cell>
          <table:table-cell/>
          <table:table-cell table:formula="of:=[.H72]+[.G7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193.56" calcext:value-type="currency">
            <text:p>$3 193,56</text:p>
          </table:table-cell>
          <table:table-cell table:style-name="ce41" table:formula="of:=[.A73]*budgetjour-[.O73]" office:value-type="currency" office:currency="USD" office:value="3718.44" calcext:value-type="currency">
            <text:p>$3 718,44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10" calcext:value-type="float">
            <text:p>2510</text:p>
          </table:table-cell>
          <table:table-cell/>
          <table:table-cell table:formula="of:=[.H73]+[.G7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193.56" calcext:value-type="currency">
            <text:p>$3 193,56</text:p>
          </table:table-cell>
          <table:table-cell table:style-name="ce41" table:formula="of:=[.A74]*budgetjour-[.O74]" office:value-type="currency" office:currency="USD" office:value="3814.44" calcext:value-type="currency">
            <text:p>$3 814,44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10" calcext:value-type="float">
            <text:p>2510</text:p>
          </table:table-cell>
          <table:table-cell/>
          <table:table-cell table:formula="of:=[.H74]+[.G7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193.56" calcext:value-type="currency">
            <text:p>$3 193,56</text:p>
          </table:table-cell>
          <table:table-cell table:style-name="ce41" table:formula="of:=[.A75]*budgetjour-[.O75]" office:value-type="currency" office:currency="USD" office:value="3910.44" calcext:value-type="currency">
            <text:p>$3 910,4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10" calcext:value-type="float">
            <text:p>2510</text:p>
          </table:table-cell>
          <table:table-cell/>
          <table:table-cell table:formula="of:=[.H75]+[.G7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193.56" calcext:value-type="currency">
            <text:p>$3 193,56</text:p>
          </table:table-cell>
          <table:table-cell table:style-name="ce41" table:formula="of:=[.A76]*budgetjour-[.O76]" office:value-type="currency" office:currency="USD" office:value="4006.44" calcext:value-type="currency">
            <text:p>$4 006,4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10" calcext:value-type="float">
            <text:p>2510</text:p>
          </table:table-cell>
          <table:table-cell/>
          <table:table-cell table:formula="of:=[.H76]+[.G7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193.56" calcext:value-type="currency">
            <text:p>$3 193,56</text:p>
          </table:table-cell>
          <table:table-cell table:style-name="ce41" table:formula="of:=[.A77]*budgetjour-[.O77]" office:value-type="currency" office:currency="USD" office:value="4102.44" calcext:value-type="currency">
            <text:p>$4 102,4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10" calcext:value-type="float">
            <text:p>2510</text:p>
          </table:table-cell>
          <table:table-cell/>
          <table:table-cell table:formula="of:=[.H77]+[.G78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193.56" calcext:value-type="currency">
            <text:p>$3 193,56</text:p>
          </table:table-cell>
          <table:table-cell table:style-name="ce41" table:formula="of:=[.A78]*budgetjour-[.O78]" office:value-type="currency" office:currency="USD" office:value="4198.44" calcext:value-type="currency">
            <text:p>$4 198,4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10" calcext:value-type="float">
            <text:p>2510</text:p>
          </table:table-cell>
          <table:table-cell/>
          <table:table-cell table:formula="of:=[.H78]+[.G7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193.56" calcext:value-type="currency">
            <text:p>$3 193,56</text:p>
          </table:table-cell>
          <table:table-cell table:style-name="ce41" table:formula="of:=[.A79]*budgetjour-[.O79]" office:value-type="currency" office:currency="USD" office:value="4294.44" calcext:value-type="currency">
            <text:p>$4 294,4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10" calcext:value-type="float">
            <text:p>2510</text:p>
          </table:table-cell>
          <table:table-cell/>
          <table:table-cell table:formula="of:=[.H79]+[.G8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193.56" calcext:value-type="currency">
            <text:p>$3 193,56</text:p>
          </table:table-cell>
          <table:table-cell table:style-name="ce41" table:formula="of:=[.A80]*budgetjour-[.O80]" office:value-type="currency" office:currency="USD" office:value="4390.44" calcext:value-type="currency">
            <text:p>$4 390,4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10" calcext:value-type="float">
            <text:p>2510</text:p>
          </table:table-cell>
          <table:table-cell/>
          <table:table-cell table:formula="of:=[.H80]+[.G8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193.56" calcext:value-type="currency">
            <text:p>$3 193,56</text:p>
          </table:table-cell>
          <table:table-cell table:style-name="ce41" table:formula="of:=[.A81]*budgetjour-[.O81]" office:value-type="currency" office:currency="USD" office:value="4486.44" calcext:value-type="currency">
            <text:p>$4 486,4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10" calcext:value-type="float">
            <text:p>2510</text:p>
          </table:table-cell>
          <table:table-cell/>
          <table:table-cell table:formula="of:=[.H81]+[.G8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193.56" calcext:value-type="currency">
            <text:p>$3 193,56</text:p>
          </table:table-cell>
          <table:table-cell table:style-name="ce41" table:formula="of:=[.A82]*budgetjour-[.O82]" office:value-type="currency" office:currency="USD" office:value="4582.44" calcext:value-type="currency">
            <text:p>$4 582,4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10" calcext:value-type="float">
            <text:p>2510</text:p>
          </table:table-cell>
          <table:table-cell/>
          <table:table-cell table:formula="of:=[.H82]+[.G8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193.56" calcext:value-type="currency">
            <text:p>$3 193,56</text:p>
          </table:table-cell>
          <table:table-cell table:style-name="ce41" table:formula="of:=[.A83]*budgetjour-[.O83]" office:value-type="currency" office:currency="USD" office:value="4678.44" calcext:value-type="currency">
            <text:p>$4 678,4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10" calcext:value-type="float">
            <text:p>2510</text:p>
          </table:table-cell>
          <table:table-cell/>
          <table:table-cell table:formula="of:=[.H83]+[.G8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193.56" calcext:value-type="currency">
            <text:p>$3 193,56</text:p>
          </table:table-cell>
          <table:table-cell table:style-name="ce41" table:formula="of:=[.A84]*budgetjour-[.O84]" office:value-type="currency" office:currency="USD" office:value="4774.44" calcext:value-type="currency">
            <text:p>$4 774,4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10" calcext:value-type="float">
            <text:p>2510</text:p>
          </table:table-cell>
          <table:table-cell/>
          <table:table-cell table:formula="of:=[.H84]+[.G8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193.56" calcext:value-type="currency">
            <text:p>$3 193,56</text:p>
          </table:table-cell>
          <table:table-cell table:style-name="ce41" table:formula="of:=[.A85]*budgetjour-[.O85]" office:value-type="currency" office:currency="USD" office:value="4870.44" calcext:value-type="currency">
            <text:p>$4 870,4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10" calcext:value-type="float">
            <text:p>2510</text:p>
          </table:table-cell>
          <table:table-cell/>
          <table:table-cell table:formula="of:=[.H85]+[.G8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193.56" calcext:value-type="currency">
            <text:p>$3 193,56</text:p>
          </table:table-cell>
          <table:table-cell table:style-name="ce41" table:formula="of:=[.A86]*budgetjour-[.O86]" office:value-type="currency" office:currency="USD" office:value="4966.44" calcext:value-type="currency">
            <text:p>$4 966,4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10" calcext:value-type="float">
            <text:p>2510</text:p>
          </table:table-cell>
          <table:table-cell/>
          <table:table-cell table:formula="of:=[.H86]+[.G8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193.56" calcext:value-type="currency">
            <text:p>$3 193,56</text:p>
          </table:table-cell>
          <table:table-cell table:style-name="ce41" table:formula="of:=[.A87]*budgetjour-[.O87]" office:value-type="currency" office:currency="USD" office:value="5062.44" calcext:value-type="currency">
            <text:p>$5 062,4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10" calcext:value-type="float">
            <text:p>2510</text:p>
          </table:table-cell>
          <table:table-cell/>
          <table:table-cell table:formula="of:=[.H87]+[.G88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193.56" calcext:value-type="currency">
            <text:p>$3 193,56</text:p>
          </table:table-cell>
          <table:table-cell table:style-name="ce41" table:formula="of:=[.A88]*budgetjour-[.O88]" office:value-type="currency" office:currency="USD" office:value="5158.44" calcext:value-type="currency">
            <text:p>$5 158,4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10" calcext:value-type="float">
            <text:p>2510</text:p>
          </table:table-cell>
          <table:table-cell/>
          <table:table-cell table:formula="of:=[.H88]+[.G8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193.56" calcext:value-type="currency">
            <text:p>$3 193,56</text:p>
          </table:table-cell>
          <table:table-cell table:style-name="ce41" table:formula="of:=[.A89]*budgetjour-[.O89]" office:value-type="currency" office:currency="USD" office:value="5254.44" calcext:value-type="currency">
            <text:p>$5 254,4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10" calcext:value-type="float">
            <text:p>2510</text:p>
          </table:table-cell>
          <table:table-cell/>
          <table:table-cell table:formula="of:=[.H89]+[.G9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193.56" calcext:value-type="currency">
            <text:p>$3 193,56</text:p>
          </table:table-cell>
          <table:table-cell table:style-name="ce41" table:formula="of:=[.A90]*budgetjour-[.O90]" office:value-type="currency" office:currency="USD" office:value="5350.44" calcext:value-type="currency">
            <text:p>$5 350,4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10" calcext:value-type="float">
            <text:p>2510</text:p>
          </table:table-cell>
          <table:table-cell/>
          <table:table-cell table:formula="of:=[.H90]+[.G9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193.56" calcext:value-type="currency">
            <text:p>$3 193,56</text:p>
          </table:table-cell>
          <table:table-cell table:style-name="ce41" table:formula="of:=[.A91]*budgetjour-[.O91]" office:value-type="currency" office:currency="USD" office:value="5446.44" calcext:value-type="currency">
            <text:p>$5 446,4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10" calcext:value-type="float">
            <text:p>2510</text:p>
          </table:table-cell>
          <table:table-cell/>
          <table:table-cell table:formula="of:=[.H91]+[.G9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193.56" calcext:value-type="currency">
            <text:p>$3 193,56</text:p>
          </table:table-cell>
          <table:table-cell table:style-name="ce41" table:formula="of:=[.A92]*budgetjour-[.O92]" office:value-type="currency" office:currency="USD" office:value="5542.44" calcext:value-type="currency">
            <text:p>$5 542,4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10" calcext:value-type="float">
            <text:p>2510</text:p>
          </table:table-cell>
          <table:table-cell/>
          <table:table-cell table:formula="of:=[.H92]+[.G9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193.56" calcext:value-type="currency">
            <text:p>$3 193,56</text:p>
          </table:table-cell>
          <table:table-cell table:style-name="ce41" table:formula="of:=[.A93]*budgetjour-[.O93]" office:value-type="currency" office:currency="USD" office:value="5638.44" calcext:value-type="currency">
            <text:p>$5 638,4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10" calcext:value-type="float">
            <text:p>2510</text:p>
          </table:table-cell>
          <table:table-cell/>
          <table:table-cell table:formula="of:=[.H93]+[.G9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193.56" calcext:value-type="currency">
            <text:p>$3 193,56</text:p>
          </table:table-cell>
          <table:table-cell table:style-name="ce41" table:formula="of:=[.A94]*budgetjour-[.O94]" office:value-type="currency" office:currency="USD" office:value="5734.44" calcext:value-type="currency">
            <text:p>$5 734,4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10" calcext:value-type="float">
            <text:p>2510</text:p>
          </table:table-cell>
          <table:table-cell/>
          <table:table-cell table:formula="of:=[.H94]+[.G9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193.56" calcext:value-type="currency">
            <text:p>$3 193,56</text:p>
          </table:table-cell>
          <table:table-cell table:style-name="ce41" table:formula="of:=[.A95]*budgetjour-[.O95]" office:value-type="currency" office:currency="USD" office:value="5830.44" calcext:value-type="currency">
            <text:p>$5 830,4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10" calcext:value-type="float">
            <text:p>2510</text:p>
          </table:table-cell>
          <table:table-cell/>
          <table:table-cell table:formula="of:=[.H95]+[.G9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193.56" calcext:value-type="currency">
            <text:p>$3 193,56</text:p>
          </table:table-cell>
          <table:table-cell table:style-name="ce41" table:formula="of:=[.A96]*budgetjour-[.O96]" office:value-type="currency" office:currency="USD" office:value="5926.44" calcext:value-type="currency">
            <text:p>$5 926,4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10" calcext:value-type="float">
            <text:p>2510</text:p>
          </table:table-cell>
          <table:table-cell/>
          <table:table-cell table:formula="of:=[.H96]+[.G97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193.56" calcext:value-type="currency">
            <text:p>$3 193,56</text:p>
          </table:table-cell>
          <table:table-cell table:style-name="ce41" table:formula="of:=[.A97]*budgetjour-[.O97]" office:value-type="currency" office:currency="USD" office:value="6022.44" calcext:value-type="currency">
            <text:p>$6 022,4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10" calcext:value-type="float">
            <text:p>2510</text:p>
          </table:table-cell>
          <table:table-cell/>
          <table:table-cell table:formula="of:=[.H97]+[.G98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193.56" calcext:value-type="currency">
            <text:p>$3 193,56</text:p>
          </table:table-cell>
          <table:table-cell table:style-name="ce41" table:formula="of:=[.A98]*budgetjour-[.O98]" office:value-type="currency" office:currency="USD" office:value="6118.44" calcext:value-type="currency">
            <text:p>$6 118,4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10" calcext:value-type="float">
            <text:p>2510</text:p>
          </table:table-cell>
          <table:table-cell/>
          <table:table-cell table:formula="of:=[.H98]+[.G99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193.56" calcext:value-type="currency">
            <text:p>$3 193,56</text:p>
          </table:table-cell>
          <table:table-cell table:style-name="ce41" table:formula="of:=[.A99]*budgetjour-[.O99]" office:value-type="currency" office:currency="USD" office:value="6214.44" calcext:value-type="currency">
            <text:p>$6 214,4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10" calcext:value-type="float">
            <text:p>2510</text:p>
          </table:table-cell>
          <table:table-cell/>
          <table:table-cell table:formula="of:=[.H99]+[.G100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193.56" calcext:value-type="currency">
            <text:p>$3 193,56</text:p>
          </table:table-cell>
          <table:table-cell table:style-name="ce41" table:formula="of:=[.A100]*budgetjour-[.O100]" office:value-type="currency" office:currency="USD" office:value="6310.44" calcext:value-type="currency">
            <text:p>$6 310,4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10" calcext:value-type="float">
            <text:p>2510</text:p>
          </table:table-cell>
          <table:table-cell/>
          <table:table-cell table:formula="of:=[.H100]+[.G101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193.56" calcext:value-type="currency">
            <text:p>$3 193,56</text:p>
          </table:table-cell>
          <table:table-cell table:style-name="ce41" table:formula="of:=[.A101]*budgetjour-[.O101]" office:value-type="currency" office:currency="USD" office:value="6406.44" calcext:value-type="currency">
            <text:p>$6 406,4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10" calcext:value-type="float">
            <text:p>2510</text:p>
          </table:table-cell>
          <table:table-cell/>
          <table:table-cell table:formula="of:=[.H101]+[.G102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193.56" calcext:value-type="currency">
            <text:p>$3 193,56</text:p>
          </table:table-cell>
          <table:table-cell table:style-name="ce41" table:formula="of:=[.A102]*budgetjour-[.O102]" office:value-type="currency" office:currency="USD" office:value="6502.44" calcext:value-type="currency">
            <text:p>$6 502,4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10" calcext:value-type="float">
            <text:p>2510</text:p>
          </table:table-cell>
          <table:table-cell/>
          <table:table-cell table:formula="of:=[.H102]+[.G103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193.56" calcext:value-type="currency">
            <text:p>$3 193,56</text:p>
          </table:table-cell>
          <table:table-cell table:style-name="ce41" table:formula="of:=[.A103]*budgetjour-[.O103]" office:value-type="currency" office:currency="USD" office:value="6598.44" calcext:value-type="currency">
            <text:p>$6 598,4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10" calcext:value-type="float">
            <text:p>2510</text:p>
          </table:table-cell>
          <table:table-cell/>
          <table:table-cell table:formula="of:=[.H103]+[.G104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193.56" calcext:value-type="currency">
            <text:p>$3 193,56</text:p>
          </table:table-cell>
          <table:table-cell table:style-name="ce41" table:formula="of:=[.A104]*budgetjour-[.O104]" office:value-type="currency" office:currency="USD" office:value="6694.44" calcext:value-type="currency">
            <text:p>$6 694,4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10" calcext:value-type="float">
            <text:p>2510</text:p>
          </table:table-cell>
          <table:table-cell/>
          <table:table-cell table:formula="of:=[.H104]+[.G105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193.56" calcext:value-type="currency">
            <text:p>$3 193,56</text:p>
          </table:table-cell>
          <table:table-cell table:style-name="ce41" table:formula="of:=[.A105]*budgetjour-[.O105]" office:value-type="currency" office:currency="USD" office:value="6790.44" calcext:value-type="currency">
            <text:p>$6 790,4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10" calcext:value-type="float">
            <text:p>2510</text:p>
          </table:table-cell>
          <table:table-cell/>
          <table:table-cell table:formula="of:=[.H105]+[.G106]" office:value-type="float" office:value="17678" calcext:value-type="float">
            <text:p>17678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193.56" calcext:value-type="currency">
            <text:p>$3 193,56</text:p>
          </table:table-cell>
          <table:table-cell table:style-name="ce41" table:formula="of:=[.A106]*budgetjour-[.O106]" office:value-type="currency" office:currency="USD" office:value="6886.44" calcext:value-type="currency">
            <text:p>$6 886,4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21:21:16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3T20:13:00.948000000</dc:date>
    <meta:editing-duration>P98DT1H22M33S</meta:editing-duration>
    <meta:editing-cycles>234</meta:editing-cycles>
    <meta:document-statistic meta:table-count="2" meta:cell-count="1179" meta:object-count="0"/>
  </office:meta>
</office:document-meta>
</file>